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70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17-09-20</text:date>, <text:time>14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0T14:40:13.40</dc:date>
    <meta:editing-duration>P16DT8H19M2S</meta:editing-duration>
    <meta:editing-cycles>585</meta:editing-cycles>
    <meta:generator>OpenOffice/4.1.1$Win32 OpenOffice.org_project/411m6$Build-9775</meta:generator>
    <meta:document-statistic meta:table-count="12" meta:cell-count="4414" meta:object-count="0"/>
  </office:meta>
</office:document-meta>
</file>